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, sans-serif"/>
    <style:font-face style:name="Roboto" svg:font-family="Roboto, 'Helvetica Neue', Arial, sans-serif, 'Apple Color Emoji', 'Segoe UI Emoji', 'Segoe UI Symbol', 'Noto Color Emoji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1.088cm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1.817cm"/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54pt" officeooo:rsid="0019cf5d" officeooo:paragraph-rsid="0019cf5d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9cf5d" officeooo:paragraph-rsid="0019cf5d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officeooo:rsid="0019cf5d" officeooo:paragraph-rsid="0019cf5d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fo:font-weight="bold" officeooo:rsid="001b8241" officeooo:paragraph-rsid="001d5782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officeooo:rsid="001b8241" officeooo:paragraph-rsid="001d5782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officeooo:rsid="001a6341" officeooo:paragraph-rsid="001a6341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6pt" fo:font-style="italic" fo:font-weight="bold" officeooo:rsid="001a6341" officeooo:paragraph-rsid="001a6341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font-style="italic" fo:font-weight="bold" officeooo:rsid="0024b841" officeooo:paragraph-rsid="0024b841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font-style="italic" fo:font-weight="bold" officeooo:rsid="0026cfce" officeooo:paragraph-rsid="0026cfce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officeooo:rsid="001b8241" officeooo:paragraph-rsid="001b8241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213ff7"/>
    </style:style>
    <style:style style:name="P12" style:family="paragraph" style:parent-style-name="Standard">
      <style:paragraph-properties fo:text-align="start" style:justify-single-word="false"/>
      <style:text-properties officeooo:paragraph-rsid="001d5782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1b8241" officeooo:paragraph-rsid="001d578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officeooo:paragraph-rsid="001d5782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fo:font-style="italic" fo:font-weight="bold" officeooo:paragraph-rsid="0024b841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1" officeooo:paragraph-rsid="001b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1" officeooo:paragraph-rsid="001b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085" officeooo:paragraph-rsid="001ff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5pt" fo:letter-spacing="normal" fo:font-style="normal" fo:font-weight="normal" officeooo:paragraph-rsid="002420f0" style:font-size-asian="15pt" style:font-size-complex="15pt"/>
    </style:style>
    <style:style style:name="P21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5pt" fo:letter-spacing="normal" fo:font-style="normal" fo:font-weight="normal" style:font-size-asian="15pt" style:font-size-complex="15pt"/>
    </style:style>
    <style:style style:name="P22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</style:style>
    <style:style style:name="P23" style:family="paragraph" style:parent-style-name="Text_20_body" style:list-style-name="L1">
      <style:paragraph-properties fo:margin-top="0cm" fo:margin-bottom="0.079cm" style:contextual-spacing="false" fo:text-align="start" style:justify-single-word="false" fo:orphans="2" fo:widows="2"/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P24" style:family="paragraph" style:parent-style-name="Text_20_body" style:list-style-name="L1">
      <style:paragraph-properties fo:margin-top="0cm" fo:margin-bottom="0.079cm" style:contextual-spacing="false" fo:text-align="start" style:justify-single-word="false" fo:orphans="2" fo:widows="2"/>
      <style:text-properties fo:font-variant="normal" fo:text-transform="none" fo:color="#000000" loext:opacity="100%" style:font-name="Liberation Serif" fo:font-size="15pt" fo:letter-spacing="normal" fo:font-style="normal" fo:font-weight="normal" officeooo:paragraph-rsid="002552c0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202124" loext:opacity="100%" style:font-name="arial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officeooo:rsid="0024b841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variant="normal" fo:text-transform="none" fo:letter-spacing="normal" fo:font-weight="normal" officeooo:rsid="0024b841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font-variant="normal" fo:text-transform="none" fo:letter-spacing="normal" officeooo:rsid="002796aa"/>
    </style:style>
    <style:style style:name="T7" style:family="text">
      <style:text-properties fo:font-variant="normal" fo:text-transform="none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font-size="16pt" fo:letter-spacing="normal" fo:font-style="italic" fo:font-weight="bold" officeooo:rsid="00213ff7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font-size="16pt" fo:letter-spacing="normal" fo:font-style="italic" fo:font-weight="bold" officeooo:rsid="00228607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loext:opacity="100%" fo:letter-spacing="normal" fo:font-style="normal" fo:font-weight="normal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3" style:family="text">
      <style:text-properties fo:font-variant="normal" fo:text-transform="none" style:font-name="Liberation Serif" fo:font-size="15pt" fo:letter-spacing="normal" style:font-size-asian="15pt" style:font-size-complex="15pt"/>
    </style:style>
    <style:style style:name="T14" style:family="text">
      <style:text-properties fo:font-variant="normal" fo:text-transform="none" style:font-name="Liberation Serif" fo:font-size="15pt" fo:letter-spacing="normal" fo:font-style="normal" fo:font-weight="normal" officeooo:rsid="001b8241" style:font-size-asian="15pt" style:font-size-complex="15pt"/>
    </style:style>
    <style:style style:name="T15" style:family="text">
      <style:text-properties fo:font-variant="normal" fo:text-transform="none" fo:color="#212529" loext:opacity="100%" style:font-name="Liberation Serif" fo:font-size="15pt" fo:letter-spacing="normal" fo:font-style="normal" fo:font-weight="normal" style:font-size-asian="15pt" style:font-size-complex="15pt"/>
    </style:style>
    <style:style style:name="T16" style:family="text">
      <style:text-properties fo:font-variant="normal" fo:text-transform="none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font-size="15pt" fo:letter-spacing="normal" fo:font-style="normal" fo:font-weight="normal" officeooo:rsid="002796aa" style:font-size-asian="13.1000003814697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variant="normal" fo:text-transform="none" fo:font-size="15pt" fo:letter-spacing="normal" fo:font-style="normal" style:font-size-asian="13.1000003814697pt" style:font-style-asian="normal" style:font-size-complex="15pt" style:font-style-complex="normal"/>
    </style:style>
    <style:style style:name="T19" style:family="text">
      <style:text-properties fo:font-variant="normal" fo:text-transform="none" fo:font-size="15pt" fo:letter-spacing="normal" style:font-size-asian="13.1000003814697pt" style:font-size-complex="15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9 Tema 2</text:p>
      <text:p text:style-name="P2">Mario Badallo Jiménez</text:p>
      <text:p text:style-name="P3"/>
      <text:p text:style-name="P7">1. Busca ejemplos de los siguientes sistemas operativos.</text:p>
      <text:p text:style-name="P6"/>
      <table:table table:name="Tabla1" table:style-name="Tabla1" table:template-name="Academic">
        <table:table-column table:style-name="Tabla1.A" table:number-columns-repeated="2"/>
        <table:table-row table:style-name="Tabla1.1">
          <table:table-cell table:style-name="Tabla1.A1" office:value-type="string">
            <text:p text:style-name="P18"/>
            <text:p text:style-name="P18">-Sistemas operativos en tiempo real</text:p>
          </table:table-cell>
          <table:table-cell table:style-name="Tabla1.A1" office:value-type="string">
            <text:p text:style-name="P16"><text:span text:style-name="T1">VxWorks</text:span></text:p>
            <text:p text:style-name="P16"><text:span text:style-name="T1">Solaris</text:span></text:p>
            <text:p text:style-name="P16"><text:span text:style-name="T1">Lyns OS </text:span></text:p>
            <text:p text:style-name="P16"><text:span text:style-name="T1">Spectra.</text:span> </text:p>
          </table:table-cell>
        </table:table-row>
        <table:table-row table:style-name="Tabla1.2">
          <table:table-cell table:style-name="Tabla1.A2" office:value-type="string">
            <text:p text:style-name="P18"/>
            <text:p text:style-name="P18">-Sistemas operativos interactivos o de tiempo compartido</text:p>
          </table:table-cell>
          <table:table-cell table:style-name="Tabla1.B2" office:value-type="string">
            <text:p text:style-name="P17">Mac OS </text:p>
            <text:p text:style-name="P17">Microsoft Windows</text:p>
            <text:p text:style-name="P17">LINUX</text:p>
          </table:table-cell>
        </table:table-row>
        <table:table-row>
          <table:table-cell table:style-name="Tabla1.A3" office:value-type="string">
            <text:p text:style-name="P18"/>
            <text:p text:style-name="P18"/>
            <text:p text:style-name="P18"/>
            <text:p text:style-name="P18">-Sistemas operativos distribuidos</text:p>
          </table:table-cell>
          <table:table-cell table:style-name="Tabla1.B3" office:value-type="string">
            <text:p text:style-name="P16"><text:span text:style-name="T1">Sprite</text:span></text:p>
            <text:p text:style-name="P16"><text:span text:style-name="T1">Solaris-MC</text:span></text:p>
            <text:p text:style-name="P16"><text:span text:style-name="T1">Mach</text:span></text:p>
            <text:p text:style-name="P16"><text:span text:style-name="T1">Chorus</text:span></text:p>
            <text:p text:style-name="P16"><text:span text:style-name="T1">Spring</text:span></text:p>
            <text:p text:style-name="P16"><text:span text:style-name="T1">Amoeba</text:span></text:p>
            <text:p text:style-name="P16"><text:span text:style-name="T1">Taos</text:span> </text:p>
            <text:p text:style-name="P19">Plan 9</text:p>
          </table:table-cell>
        </table:table-row>
      </table:table>
      <text:p text:style-name="P10"/>
      <text:p text:style-name="P4"><text:span text:style-name="T2">2.Accede a las páginas web </text:span></text:p>
      <text:p text:style-name="P5"><text:span text:style-name="T7"><text:tab/>a. QNX en </text:span><text:a xlink:type="simple" xlink:href="https://blackberry.qnx.com/" text:style-name="Internet_20_link" text:visited-style-name="Visited_20_Internet_20_Link"><text:span text:style-name="T7">https://blackberry.qnx.com/</text:span></text:a><text:span text:style-name="T7"> </text:span></text:p>
      <text:p text:style-name="P5"><text:span text:style-name="T7"><text:tab/>b. LynxCOS en </text:span><text:a xlink:type="simple" xlink:href="https://www.lynx.com/" text:style-name="Internet_20_link" text:visited-style-name="Visited_20_Internet_20_Link"><text:span text:style-name="T7">https://www.lynx.com</text:span></text:a><text:span text:style-name="T7"> </text:span></text:p>
      <text:p text:style-name="P4"><text:span text:style-name="T2"><text:s text:c="4"/>-Lee ambas páginas y comenta qué usos tienen estos sistemas <text:s text:c="7"/><text:tab/>operativos. </text:span></text:p>
      <text:p text:style-name="P4"><text:span text:style-name="T2"/></text:p>
      <text:p text:style-name="P11"><text:span text:style-name="T8">a)<text:tab/></text:span><text:span text:style-name="T9">O</text:span><text:span text:style-name="T12">frece el rendimiento y la confiabilidad necesarios para cumplir con <text:tab/>los <text:tab/>requisitos de los sistemas integrados complejos construidos según los <text:tab/>estándares cada vez más exigentes de seguridad y protección de la <text:tab/>actualidad. Desde 1980, miles de empresas han confiado en este RTOS <text:tab/>con todas las funciones para aplicaciones que van desde grupos de <text:tab/>instrumentos automotrices y sistemas avanzados de <text:tab/>asistencia al <text:tab/>conductor, hasta robótica industrial, control de trenes y dispositivos <text:tab/>médicos avanzados.</text:span><text:span text:style-name="T13"> </text:span></text:p>
      <text:p text:style-name="P13"><text:span text:style-name="T3"><text:tab/></text:span></text:p>
      <text:p text:style-name="P12"><text:soft-page-break/><text:span text:style-name="T14"><text:tab/></text:span><text:span text:style-name="T12">Con su arquitectura de microkernel y seguridad por capas, el QNX <text:tab/>Neutrino RTOS aísla los procesos críticos, protegiéndolos de <text:tab/>interferencias, ya sean accidentales, errores en otros componentes del <text:tab/>sistema (controladores, aplicaciones) o ataques deliberados. Los sistemas <text:tab/>integrados en QNX Neutrino RTOS pueden diseñarse para funcionar casi <text:tab/>indefinidamente, mientras dure el hardware.</text:span><text:span text:style-name="T3"> </text:span></text:p>
      <text:p text:style-name="P12"><text:span text:style-name="T3"/></text:p>
      <text:p text:style-name="P20"><text:span text:style-name="T22"><text:tab/>QNX Momentics Tool </text:span>Suite ofrece un entorno de desarrollo integrado <text:tab/>(IDE) completo basado en Eclipse y potentes herramientas de línea de <text:tab/>comandos que son ideales para desarrolladores familiarizados con <text:tab/>entornos compatibles con Linux y POSIX.</text:p>
      <text:p text:style-name="P21"><text:tab/>Ya sea que trabaje en Linux, macOS o Windows, las herramientas de <text:tab/>QNX Momentics permiten a sus equipos de desarrollo crear, depurar, <text:tab/>optimizar e implementar rápidamente proyectos de software integrado.</text:p>
      <text:p text:style-name="P22"><text:span text:style-name="T15"><text:tab/></text:span><text:span text:style-name="T12">El Centro de software de QNX elimina las conjeturas al administrar <text:tab/>múltiples instalaciones de software complejas. Proporciona una interfaz <text:tab/>gráfica multiplataforma desde la que puede descargar, instalar y actualizar <text:tab/>de forma segura todos sus productos de software QNX, y facilita la <text:tab/>conexión en cascada de nuevos productos de software, actualizaciones y <text:tab/>parches en toda su organización.</text:span><text:span text:style-name="T23"> </text:span></text:p>
      <text:p text:style-name="P14"><text:span text:style-name="T3"><text:tab/></text:span></text:p>
      <text:p text:style-name="P15"><text:span text:style-name="T4">b) <text:s text:c="3"/></text:span><text:span text:style-name="T5"><text:s text:c="2"/></text:span><text:span text:style-name="T11">R</text:span><text:span text:style-name="T10">educir la complejidad del sistema descomponiendo monolitos en <text:tab/>arquitecturas distribuidas</text:span></text:p>
      <text:list xml:id="list3115099011" text:style-name="L1">
        <text:list-header>
          <text:p text:style-name="P24">Mejore la previsibilidad del rendimiento en tiempo real a través del control de hardware de bajo nivel</text:p>
          <text:p text:style-name="P24">Reduzca los costos de NRE reutilizando componentes de software heredados</text:p>
          <text:p text:style-name="P23">Minimice las vulnerabilidades de seguridad con una base de código mínima de confianza</text:p>
          <text:p text:style-name="P23">Certifique menos líneas de código (LOC) mediante la reducción de la complejidad del kernel.</text:p>
          <text:p text:style-name="P23">LYNX MOSA.ic representa la estrategia de implementación técnica y comercial integrada del DoD del Enfoque de sistemas abiertos modulares (MOSA) definido en el Título 10 del Código de los Estados Unidos § 2446a. — Requisito para el enfoque de sistema abierto modular en los principales programas de adquisición de defensa. Permite a los <text:soft-page-break/>desarrolladores de sistemas crear sistemas de forma compositiva utilizando estándares abiertos, confiando en gran medida en la reutilización de componentes certificados y probados. </text:p>
        </text:list-header>
      </text:list>
      <text:p text:style-name="P8"><text:span text:style-name="T2">3.Busca en internet dos versiones de sistemas operativos únicamente textuales y explica por qué no presentan interfaz gráfica. Busca dos versiones gráficas de sistemas operativos. </text:span></text:p>
      <text:p text:style-name="P8"><text:span text:style-name="T2"/></text:p>
      <text:p text:style-name="P9"><text:span text:style-name="T2">a)N</text:span><text:span text:style-name="T16">eatBeans y Notepadd++</text:span></text:p>
      <text:p text:style-name="P9"><text:span text:style-name="T16"><text:s text:c="4"/>-No presentan una interfaz gráfica ya que son programas de escritura de <text:tab/>códigos, es frecuente el uso de entornos de desarrollo que nos permitan <text:tab/>ejecutar el texto escrito y que genere una respuesta a ese texto <text:tab/>introducido,pudiendo así crear páginas web o programas que realicen una <text:tab/>función. </text:span></text:p>
      <text:p text:style-name="P9"><text:span text:style-name="T2">b)</text:span><text:span text:style-name="T6">W</text:span><text:span text:style-name="T17">indows Vista, Windows 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, sans-serif"/>
    <style:font-face style:name="Roboto" svg:font-family="Roboto, 'Helvetica Neue', Arial, sans-serif, 'Apple Color Emoji', 'Segoe UI Emoji', 'Segoe UI Symbol', 'Noto Color Emoji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2:31:52.484000000</meta:creation-date>
    <dc:date>2020-11-26T13:09:12.152000000</dc:date>
    <meta:editing-duration>PT26M11S</meta:editing-duration>
    <meta:editing-cycles>16</meta:editing-cycles>
    <meta:generator>LibreOffice/7.0.0.3$Windows_X86_64 LibreOffice_project/8061b3e9204bef6b321a21033174034a5e2ea88e</meta:generator>
    <meta:document-statistic meta:table-count="1" meta:image-count="0" meta:object-count="0" meta:page-count="3" meta:paragraph-count="42" meta:word-count="542" meta:character-count="3753" meta:non-whitespace-character-count="3183"/>
  </office:meta>
</office:document-meta>
</file>